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Numbering_20_1"/>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p text:style-name="Text_20_body">Pour tester ces exemples, il faut copier/coller le code PHP dans un fichier (ex: test.php) et l'enregistrer dans le dossier ”/usr/share/what/API”.</text:p>
      <text:p text:style-name="Text_20_body">Cette commande donne la liste des fonctions de l'API disponible : </text:p>
      <text:p text:style-name="Preformatted_20_Text">/usr/share/what/wsh.php --listapi</text:p>
      <text:p text:style-name="Text_20_body">Cette commande permet d'exécuter une fonction de l'API comme votre fichier de test : </text:p>
      <text:p text:style-name="Preformatted_20_Text">/usr/share/what/wsh.php --api=test</text:p>
      <text:p text:style-name="Text_20_body">Pour plus d'informations sur l'utilisation des fonctions WSH, vous pouvez lire <text:a xlink:type="simple" xlink:href="http://www.freedom-ecm.org/freedom_2.14/devel/wsh">ce chapitre</text:a>.</text:p>
      <text:p text:style-name="Text_20_body"/>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getParam("FREEDOM_DB");<text:line-break/>$doc = new_Doc($dbaccess, $docid);<text:line-break/>print_r($doc);<text:line-break/></text:p>
      <text:p text:style-name="Text_20_body">Le résultat sera le suivant : </text:p>
      <text:p text:style-name="Preformatted_20_Text">_IUSER Object<text:line-break/>(<text:line-break/> [dbtable] =&gt; doc128<text:line-break/> [dbseq] =&gt; seq_doc128<text:lin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 [defaultedit] =&gt; USERCARD:EDITUSERCARD<text:line-break/> [defDoctype] =&gt; F<text:line-break/><text:soft-pag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line-break/> <text:s/>[23] =&gt; usm_comment<text:line-break/> <text:s/>[24] =&gt; usm_birthdate<text:line-break/> <text:s/>[25] =&gt; us_intphone<text:line-break/> <text:s/>[26] =&gt; us_lname<text:line-break/> <text:s/>[27] =&gt; us_fname<text:line-break/> <text:s/>[28] =&gt; us_photo<text:line-break/> <text:s/>[29] =&gt; us_initials<text:line-break/> <text:s/>[30] =&gt; us_mail<text:line-break/> <text:s/>[31] =&gt; us_phone<text:line-break/> <text:s/>[32] =&gt; us_fax<text:line-break/> <text:s/>[33] =&gt; us_mobile<text:line-break/> <text:s/>[34] =&gt; us_idsociety<text:line-break/> <text:s/>[35] =&gt; us_socaddr<text:line-break/> <text:s/>[36] =&gt; us_society<text:line-break/> <text:s/>[37] =&gt; us_type<text:line-break/> <text:s/>[38] =&gt; us_job<text:line-break/> <text:s/>[39] =&gt; us_role<text:line-break/> <text:s/>[40] =&gt; us_workaddr<text:line-break/> <text:s/>[41] =&gt; us_workpostalcode<text:line-break/> <text:s/>[42] =&gt; us_worktown<text:line-break/> <text:s/>[43] =&gt; us_country<text:line-break/> <text:s/>[44] =&gt; us_workcedex<text:line-break/> <text:s/>[45] =&gt; us_workweb<text:line-break/> <text:s/>[46] =&gt; us_scatg<text:line-break/> <text:s/>[47] =&gt; us_privcard<text:line-break/> <text:s/>[48] =&gt; us_login<text:line-break/> <text:s/>[49] =&gt; us_passwd<text:line-break/> <text:s/>[50] =&gt; us_whatid<text:line-break/> <text:s/>[51] =&gt; us_group<text:line-break/> <text:s/>[52] =&gt; us_idgroup<text:line-break/> <text:s/>[53] =&gt; us_service<text:line-break/> <text:s/>[54] =&gt; us_idservice<text:line-break/> <text:s/>)<text:line-break/> }<text:line-break/></text:p>
      <text:p text:style-name="Text_20_body">L'objet retourné est de la classe doc128 (un utilisateur). Il contient tous les <text:soft-page-break/>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objets n'aurai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include_once("FDL/Class.Doc.php")<text:line-break/>$docid = getHttpVars("docid");<text:line-break/>$dbaccess = GetParam("FREEDOM_DB");<text:line-break/>$doc = new_Doc($dbaccess, $docid);<text:line-break/>if ($doc-&gt;isAlive()) {<text:line-break/> <text:s/>// le document est valide//<text:line-break/> } else if ($doc-&gt;isAffected()) {<text:line-break/> <text:s/>// le document existe mais n'est pas vivant =&gt; c'est un zombie//<text:line-break/> } else {<text:line-break/> <text:s/>// le document 38922 n'existe pas//<text:line-break/> }<text:line-break/></text:p>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322823626" text:style-name="List_20_1">
        <text:list-item>
          <text:p text:style-name="P2">celle du paramètre nommé “Name_of_the_parameter” </text:p>
        </text:list-item>
        <text:list-item>
          <text:p text:style-name="P2">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376274614" text:style-name="Numbering_20_1">
        <text:list-item>
          <text:p text:style-name="P3">les propriétés : présentent pour tout document <text:note text:id="ftn1" text:note-class="footnote"><text:note-citation>1</text:note-citation><text:note-body><text:p text:style-name="Footnote">ce sont les attributs de la classe Doc</text:p></text:note-body></text:note></text:p>
        </text:list-item>
        <text:list-item>
          <text:p text:style-name="P3">les attributs : définis pour une classe de document et hérités par les classes dérivées.</text:p>
        </text:list-item>
      </text:list>
      <text:h text:style-name="Heading_20_4" text:outline-level="4"><text:bookmark-start text:name="les_proprietes_remarquables"/><text:soft-page-break/>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ext:soft-page-break/>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
      <text:p text:style-name="Text_20_body">Depuis 2.7.1</text:p>
      <table:table table:name="Tableau2" table:style-name="Tableau2">
        <table:table-column table:style-name="Tableau2.A"/>
        <table:table-column table:style-name="Tableau2.B"/>
        <table:table-row>
          <table:table-cell table:style-name="Tableau2.A1" office:value-type="string">
            <text:p text:style-name="Table_20_Heading">fulltext </text:p>
          </table:table-cell>
          <table:table-cell table:style-name="Tableau2.A1" office:value-type="string">
            <text:p text:style-name="P1">vectorisation des attributs </text:p>
          </table:table-cell>
        </table:table-row>
        <table:table-row>
          <table:table-cell table:style-name="Tableau2.A1" office:value-type="string">
            <text:p text:style-name="Table_20_Heading">svalues </text:p>
          </table:table-cell>
          <table:table-cell table:style-name="Tableau2.A1" office:value-type="string">
            <text:p text:style-name="P1">concaténation des valeurs des attributs recherchable (hors image/password/idoc) </text:p>
          </table:table-cell>
        </table:table-row>
      </table:table>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 <text:s/>if ($usermail == "nomail") {<text:line-break/> <text:s text:c="3"/>// cet utilisateur n'a pas d'adresse email//<text:line-break/><text:soft-pag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 <text:s text:c="5"/>[0] =&gt; 38981<text:lin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this-&gt;getAValues("EN_T_ANIMAUX");</text:p>
      <text:p text:style-name="Text_20_body"><text:soft-page-break/>Pour plus d'infos : <text:a xlink:type="simple" xlink:href="http://api.freedom-ecm.org/php/2.14/FREEDOM/CORE/Doc.html#getAValues">methodGetAValues</text:a></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baccess=GetParam("FREEDOM_DB");<text:line-break/>$doc = new_Doc($dbaccess,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Values et deleteValue)<text:bookmark-end text:name="modification_de_documents_setvalue_getvalues_et_deletevalue"/></text:h>
      <text:p text:style-name="Text_20_body">La méthode Doc::setValue($attrid, $val) sert à modifier les valeurs d'un document. Cette méthode de mets pas à jour directement en base mais <text:soft-page-break/>uniquement dans l'objet document. La modification effective en base de données est faite par l'appel à la méthode DbObj::save().</text:p>
      <text:p text:style-name="Preformatted_20_Text">include_once("FDL/Class.Doc.php");<text:line-break/><text:line-break/>$dbaccess=GetParam("FREEDOM_DB");<text:line-break/>$doc = new_Doc($dbaccess,38922);<text:line-break/>if ($doc-&gt;isAlive()) {<text:line-break/> <text:s/>$doc-&gt;setValue("US_ROLE","responsable développement logiciel");<text:line-break/> <text:s/>$err = $doc-&gt;save();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somewhere.com<text:line-break/>us_login : jean.martin<text:line-break/>us_passwd : Vto9bHWMZGSPw<text:line-break/>us_whatid : 54<text:line-break/>us_group : default group<text:line-break/>Groupe Incident<text:lin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GetParam("FREEDOM_DB");<text:line-break/>$doc = new_Doc($dbaccess,38922);<text:line-break/>if ($doc-&gt;isAlive()) {<text:line-break/> <text:s/>$doc-&gt;deleteValue("US_ROLE"); //// suppression du rôle//<text:line-break/> <text:s/>$err = $doc-&gt;save();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text:soft-page-break/><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doc</text:span> <text:span text:style-name="symbol0_5f_php">=</text:span> createDoc<text:span text:style-name="symbol0_5f_php">(</text:span><text:span text:style-name="regexp0_5f_php">$dbaccess</text:span><text:span text:style-name="symbol0_5f_php">,</text:span><text:span text:style-name="string_5f_php">"USER"</text:span><text:span text:style-name="symbol0_5f_php">);</text:span></text:p>
      <text:p text:style-name="Preformatted_20_Text"><text:span text:style-name="keyword0_5f_php">if</text:span> <text:span text:style-name="symbol0_5f_php">(</text:span><text:span text:style-name="regexp0_5f_php">$doc</text:span> <text:span text:style-name="symbol0_5f_php">===</text:span> <text:span text:style-name="keyword1_5f_php">false</text:span><text:span text:style-name="symbol0_5f_php">)</text:span> <text:span text:style-name="symbol0_5f_php">{</text:span></text:p>
      <text:p text:style-name="Preformatted_20_Text"><text:s text:c="2"/><text:span text:style-name="comment0_5f_php">// l'utilisateur n'est pas habilité à créer ce type de document//</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objet doc120 (USER) est créé//</text:span></text:p>
      <text:p text:style-name="Preformatted_20_Text"><text:s text:c="2"/><text:span text:style-name="regexp0_5f_php">$err</text:span><text:span text:style-name="symbol0_5f_php">=</text:span><text:span text:style-name="regexp0_5f_php">$doc</text:span><text:span text:style-name="symbol0_5f_php">-&gt;</text:span>setValue<text:span text:style-name="symbol0_5f_php">(</text:span><text:span text:style-name="string_5f_php">"us_fname"</text:span><text:span text:style-name="symbol0_5f_php">,</text:span><text:span text:style-name="string_5f_php">"Paul"</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etValue<text:span text:style-name="symbol0_5f_php">(</text:span><text:span text:style-name="string_5f_php">"us_lname"</text:span><text:span text:style-name="symbol0_5f_php">,</text:span><text:span text:style-name="string_5f_php">"Dujardin"</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create<text:span text:style-name="symbol0_5f_php">();</text:span></text:p>
      <text:p text:style-name="Preformatted_20_Text"><text:s text:c="2"/><text:span text:style-name="keyword0_5f_php">if</text:span> <text:span text:style-name="symbol0_5f_php">(</text:span><text:span text:style-name="regexp0_5f_php">$err</text:span> <text:span text:style-name="symbol0_5f_php">!=</text:span> <text:span text:style-name="string_5f_php">""</text:span><text:span text:style-name="symbol0_5f_php">)</text:span> <text:span text:style-name="symbol0_5f_php">{</text:span></text:p>
      <text:p text:style-name="Preformatted_20_Text"><text:s text:c="4"/><text:span text:style-name="comment0_5f_php">// erreur à la création en base//</text:span></text:p>
      <text:p text:style-name="Preformatted_20_Text"><text:s text:c="4"/><text:span text:style-name="keyword2_5f_php">print</text:span> <text:span text:style-name="regexp0_5f_php">$err</text:span><text:span text:style-name="symbol0_5f_php">;</text:span></text:p>
      <text:p text:style-name="Preformatted_20_Text"><text:s text:c="2"/><text:span text:style-name="symbol0_5f_php">}</text:span> <text:span text:style-name="keyword0_5f_php">else</text:span> <text:span text:style-name="symbol0_5f_php">{</text:span></text:p>
      <text:p text:style-name="Preformatted_20_Text"><text:s text:c="4"/><text:span text:style-name="comment0_5f_php">// nouveau document en base//</text:span></text:p>
      <text:p text:style-name="Preformatted_20_Text"><text:s text:c="4"/><text:span text:style-name="keyword2_5f_php">print</text:span> <text:span text:style-name="string_5f_php">"nouvel identifiant :"</text:span><text:span text:style-name="symbol0_5f_php">.</text:span><text:span text:style-name="regexp0_5f_php">$doc</text:span><text:span text:style-name="symbol0_5f_php">-&gt;</text:span>id<text:span text:style-name="symbol0_5f_php">.</text:span> <text:span text:style-name="string_5f_php">"</text:span><text:span text:style-name="escaped_5f_php">\n</text:span><text:span text:style-name="string_5f_php">objet :"</text:span><text:span text:style-name="symbol0_5f_php">.</text:span><text:span text:style-name="keyword2_5f_php">get_class</text:span><text:span text:style-name="symbol0_5f_php">(</text:span><text:span text:style-name="regexp0_5f_php">$doc</text:span><text:span text:style-name="symbol0_5f_php">).</text:span></text:p>
      <text:p text:style-name="Preformatted_20_Text"><text:s text:c="6"/><text:span text:style-name="string_5f_php">"</text:span><text:span text:style-name="escaped_5f_php">\n</text:span><text:span text:style-name="string_5f_php">titre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text:span text:style-name="symbol0_5f_php">}</text:span></text:p>
      <text:p text:style-name="Text_20_body">Ce programme crée un nouveau document vide de la famille USER (personne). Le résultat de cet exemple est le suivant : </text:p>
      <text:p text:style-name="Preformatted_20_Text">nouvel identifiant :39692<text:line-break/><text:line-break/>objet :_USER<text:line-break/><text:line-break/>titre :Dujardin 39692<text:line-break/></text:p>
      <text:p text:style-name="Text_20_body"/>
      <text:p text:style-name="Text_20_body">La méthode doc::create() vérifie les contraintes<text:note text:id="ftn2" text:note-class="footnote"><text:note-citation>2</text:note-citation><text:note-body><text:p text:style-name="Footnote">Voir chapitre "contraintes"</text:p></text:note-body></text:note> d'attributs. Si les contraintes ne sont pas respectées le document n'est pas créé. Toutefois il est possible de ne pas tenir compte des contraintes en utilisant le paramétrage suivant :</text:p>
      <text:p text:style-name="Preformatted_20_Text"><text:span text:style-name="regexp0_5f_php">$du</text:span><text:span text:style-name="symbol0_5f_php">=</text:span>createDoc<text:span text:style-name="symbol0_5f_php">(</text:span><text:span text:style-name="string_5f_php">""</text:span><text:span text:style-name="symbol0_5f_php">,</text:span><text:span text:style-name="string_5f_php">"MYTEST"</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tst_ref"</text:span><text:span text:style-name="symbol0_5f_php">,</text:span><text:span text:style-name="string_5f_php">"45X67"</text:span><text:span text:style-name="symbol0_5f_php">);</text:span></text:p>
      <text:p text:style-name="Preformatted_20_Text"><text:s text:c="4"/><text:span text:style-name="regexp0_5f_php">$skipConstraint</text:span><text:span text:style-name="symbol0_5f_php">=</text:span><text:span text:style-name="keyword1_5f_php">false</text:span><text:span text:style-name="symbol0_5f_php">;</text:span></text:p>
      <text:p text:style-name="Preformatted_20_Text"><text:s text:c="4"/><text:span text:style-name="regexp0_5f_php">$err</text:span><text:span text:style-name="symbol0_5f_php">=</text:span><text:span text:style-name="regexp0_5f_php">$du</text:span><text:span text:style-name="symbol0_5f_php">-&gt;</text:span>create<text:span text:style-name="symbol0_5f_php">(</text:span><text:span text:style-name="regexp0_5f_php">$info</text:span><text:span text:style-name="symbol0_5f_php">,</text:span> <text:span text:style-name="regexp0_5f_php">$skipConstraint</text:span><text:span text:style-name="symbol0_5f_php">);</text:span></text:p>
      <text:p text:style-name="Preformatted_20_Text"><text:s text:c="4"/><text:span text:style-name="keyword2_5f_php">print_r</text:span><text:span text:style-name="symbol0_5f_php">(</text:span><text:span text:style-name="regexp0_5f_php">$info</text:span><text:span text:style-name="symbol0_5f_php">);</text:span></text:p>
      <text:p text:style-name="Preformatted_20_Text"><text:span text:style-name="symbol0_5f_php">}</text:span></text:p>
      <text:p text:style-name="Text_20_body">Ici nous avons posé une contrainte d'unicité sur l'attribut "tst_ref". Supposons qu'un document de même référence existe déjà.</text:p>
      <text:p text:style-name="Text_20_body">Résultat de $info sans contrainte :</text:p>
      <text:p text:style-name="Preformatted_20_Text">stdClass Object </text:p>
      <text:p text:style-name="Preformatted_20_Text">( </text:p>
      <text:p text:style-name="Preformatted_20_Text"><text:s text:c="4"/>[constraint] =&gt; </text:p>
      <text:p text:style-name="Preformatted_20_Text"><text:s text:c="4"/>[refresh] =&gt; problème de référence</text:p>
      <text:p text:style-name="Preformatted_20_Text"><text:s text:c="4"/>[postModify] =&gt; cette référence existe</text:p>
      <text:p text:style-name="Preformatted_20_Text"><text:s text:c="4"/>[error] =&gt; </text:p>
      <text:p text:style-name="Preformatted_20_Text">) </text:p>
      <text:p text:style-name="Text_20_body">Dans ce cas le document est bien créé malgré les contraintes</text:p>
      <text:p text:style-name="Text_20_body"/>
      <text:p text:style-name="Text_20_body">Résultat de $info avec contrainte</text:p>
      <text:p text:style-name="Preformatted_20_Text">stdClass Object </text:p>
      <text:p text:style-name="Preformatted_20_Text">( </text:p>
      <text:p text:style-name="Preformatted_20_Text"><text:soft-page-break/><text:s text:c="4"/>[constraint] =&gt; Array </text:p>
      <text:p text:style-name="Preformatted_20_Text"><text:s text:c="8"/>( </text:p>
      <text:p text:style-name="Preformatted_20_Text"><text:s text:c="12"/>[tst_ref] =&gt; Array </text:p>
      <text:p text:style-name="Preformatted_20_Text"><text:s text:c="16"/>( </text:p>
      <text:p text:style-name="Preformatted_20_Text"><text:s text:c="20"/>[id] =&gt; tst_ref </text:p>
      <text:p text:style-name="Preformatted_20_Text"><text:s text:c="20"/>[label] =&gt; référence </text:p>
      <text:p text:style-name="Preformatted_20_Text"><text:s text:c="20"/>[pid] =&gt; tst_fr_ident</text:p>
      <text:p text:style-name="Preformatted_20_Text"><text:s text:c="20"/>[sug] =&gt; Array </text:p>
      <text:p text:style-name="Preformatted_20_Text"><text:s text:c="24"/>( </text:p>
      <text:p text:style-name="Preformatted_20_Text"><text:s text:c="24"/>) </text:p>
      <text:p text:style-name="Preformatted_20_Text"><text:s text:c="20"/>[err] =&gt; référence déjà utilisé </text:p>
      <text:p text:style-name="Preformatted_20_Text"><text:s text:c="16"/>) </text:p>
      <text:p text:style-name="Preformatted_20_Text"><text:s text:c="8"/>) </text:p>
      <text:p text:style-name="Preformatted_20_Text"><text:s text:c="4"/>[error] =&gt; référence déjà utilisé </text:p>
      <text:p text:style-name="Preformatted_20_Text">) </text:p>
      <text:p text:style-name="Text_20_body">Dans ce cas le document n'est pas créé.</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create()</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3" text:note-class="footnote"><text:note-citation>3</text:note-citation><text:note-body><text:p text:style-name="Footnote">ce n'est pas génant en soi… dynacase tout est dans tout et réciproquement</text:p></text:note-body></text:note>. Si on veut les référencer<text:note text:id="ftn4" text:note-class="footnote"><text:note-citation>4</text:note-citation><text:note-body><text:p text:style-name="Footnote">un document peut être référencé plusieurs fois, n'oubliez pas</text:p></text:note-body></text:note> dans des dossiers précis il faut le demander. Ces ajouts ou suppressions de référence à des documents <text:soft-page-break/>dans les dossiers se font à l'aide des méthodes <text:span text:style-name="Source_20_Text">Dir::AddFile()</text:span> et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text:soft-page-break/>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7-26T13:49:20</dc:date>
    <dc:creator>Eric Brison</dc:creator>
    <meta:editing-duration>PT34M43S</meta:editing-duration>
    <meta:editing-cycles>10</meta:editing-cycles>
    <meta:generator>LibreOffice/3.3$Linux LibreOffice_project/330m19$Build-202</meta:generator>
    <meta:document-statistic meta:table-count="2" meta:image-count="0" meta:object-count="0" meta:page-count="12" meta:paragraph-count="213" meta:word-count="2682" meta:character-count="19209"/>
  </office:meta>
</office:document-meta>
</file>